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60000045E032FF9F4A5581F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4.059cm" draw:z-index="0"><draw:image xlink:href="Pictures/10000000000003160000045E032FF9F4A5581F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2:45:04.495007233</meta:creation-date>
    <dc:date>2023-05-05T12:46:11.658003238</dc:date>
    <meta:editing-duration>PT1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